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42708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41740">
            <text:p>2014-04-11</text:p>
          </table:table-cell>
          <table:table-cell table:style-name="ce22" office:value-type="string">
            <text:p>[140411][Queen Bee]たゆたゆ ＃4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ピンクパイナップル]フェラピュア ～御手洗さん家の事情～ THE ANIMATION 「朝から晩までしゃぶってあげる」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PoRO]鬼父2-REVENGE- 「卑されおかっぱお袴ッ娘倍返し」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ピンクパイナップル]鬼作 コアMIX メガ盛り オカズですよ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PashminaＡ]いただきっ！セーエキ ～吸血鬼のフルコース～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Collaboration Works]トロピカルKISS ～貧乳だって人間だ！ 女の価値は、お乳で決まる! な、訳ないじゃんバカヤロー!!　by立夏編～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ミルクセーキ]美脚性奴会長 亜衣 第1巻 二之宮亜衣編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[140307][AniMan] BUST TO BUST－ちちはちちに－ 続続・ちょっとくらい腐ってるのが美味いんですよ？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[140307][メリー・ジェーン]虜ノ契 ～家族のために身体を差し出す姉と妹～ 下巻 姉妹の絆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アトリエかぐや コレクション コアMIX メガ盛り オカズですよ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鈴木みら乃]ヤバい！-復讐・闇サイト- いじめ速報、燃料投下！？ ネット民に問う。妹殺しはこの牝豚3人の中に…… 編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oRO]JKとオーク兵団 ～悪豚鬼に凌虐された聖女学園～ お嬢様JK恥じらい嗜虐～終わりのない始まり～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椎葉さんのウラの顔。 with イモートリップ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ashminaＡ]もう挟まずにはいられない ~星にお願いしたらこんなにおっきくなっちゃった!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Queen Bee]イマコシステム I ～イマコさんとイチナくん～［緑のルーペ］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サークルトリビュート]奥様は元ヤリマン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恋騎士 Purely☆Kiss The Animation Limited Edition 「藤守由宇」</text:p>
          </table:table-cell>
        </table:table-row>
        <table:table-row table:style-name="ro2">
          <table:table-cell table:style-name="ce21" office:value-type="float" office:value="41677">
            <text:p>2014-02-07</text:p>
          </table:table-cell>
          <table:table-cell table:style-name="ce22" office:value-type="string">
            <text:p>[140207][ちちのや」鬼畜 ～母姉妹調教日記～ 第二話 二階堂愛美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[110617][AniMan]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[101015][AniMan]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[090501][PIXY]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[071102][PIXY]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[070601][PIXY]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[020817][ANIMAC]少女小悪魔系 蠢く女たち 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